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Pictures/20000016000006A600000B94EA2BAAC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561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Sabbia_20_vagliata_20_0-4_20_natural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ff3333" fo:font-weight="bold" style:font-weight-asian="bold" style:font-weight-complex="bold"/>
    </style:style>
    <style:style style:name="ce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="0.035cm solid #000000"/>
    </style:style>
    <style:style style:name="ce7" style:family="table-cell" style:parent-style-name="Excel_20_Built-in_20_Normal">
      <style:table-cell-properties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1" office:value-type="string">
            <text:p>Diametro(<text:span text:style-name="T1">µm)</text:span></text:p>
          </table:table-cell>
          <table:table-cell table:style-name="ce1" office:value-type="string">
            <text:p>Trattenuto(g)</text:p>
          </table:table-cell>
          <table:table-cell table:style-name="ce1" office:value-type="string">
            <text:p>Tara(g)</text:p>
          </table:table-cell>
          <table:table-cell table:style-name="ce4" office:value-type="string">
            <text:p>Trattenuto Netto(g)</text:p>
          </table:table-cell>
          <table:table-cell table:style-name="ce4" office:value-type="string">
            <text:p>Trattenuto%</text:p>
          </table:table-cell>
          <table:table-cell table:style-name="ce4" office:value-type="string">
            <text:p><text:s/>Passante(g)</text:p>
          </table:table-cell>
          <table:table-cell table:style-name="ce4" office:value-type="string">
            <text:p>Passante %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2.2">
            <text:p>12,2</text:p>
          </table:table-cell>
          <table:table-cell office:value-type="float" office:value="2.4">
            <text:p>2,4</text:p>
          </table:table-cell>
          <table:table-cell table:formula="of:=[.B2]-[.C2]" office:value-type="float" office:value="9.8">
            <text:p>9,8</text:p>
          </table:table-cell>
          <table:table-cell table:formula="of:=[.D2]/[.D9]*100" office:value-type="float" office:value="3.30021889206937">
            <text:p>3,3002188921</text:p>
          </table:table-cell>
          <table:table-cell table:formula="of:=[.D9]-[.D2]" office:value-type="float" office:value="287.15">
            <text:p>287,15</text:p>
          </table:table-cell>
          <table:table-cell table:formula="of:=[.F2]/[.D9]*100" office:value-type="float" office:value="96.6997811079306">
            <text:p>96,6997811079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65.1">
            <text:p>165,1</text:p>
          </table:table-cell>
          <table:table-cell office:value-type="float" office:value="2.85">
            <text:p>2,85</text:p>
          </table:table-cell>
          <table:table-cell table:formula="of:=[.B3]-[.C3]" office:value-type="float" office:value="162.25">
            <text:p>162,25</text:p>
          </table:table-cell>
          <table:table-cell table:formula="of:=[.D3]/[.D9]*100" office:value-type="float" office:value="54.6388280855363">
            <text:p>54,6388280855</text:p>
          </table:table-cell>
          <table:table-cell table:formula="of:=[.F2]-[.D3]" office:value-type="float" office:value="124.9">
            <text:p>124,9</text:p>
          </table:table-cell>
          <table:table-cell table:formula="of:=[.F3]/[.D9]*100" office:value-type="float" office:value="42.0609530223944">
            <text:p>42,0609530224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76.7">
            <text:p>76,7</text:p>
          </table:table-cell>
          <table:table-cell office:value-type="float" office:value="2.785">
            <text:p>2,785</text:p>
          </table:table-cell>
          <table:table-cell table:formula="of:=[.B4]-[.C4]" office:value-type="float" office:value="73.915">
            <text:p>73,915</text:p>
          </table:table-cell>
          <table:table-cell table:formula="of:=[.D4]/[.D9]*100" office:value-type="float" office:value="24.8913958578885">
            <text:p>24,8913958579</text:p>
          </table:table-cell>
          <table:table-cell table:formula="of:=[.F3]-[.D4]" office:value-type="float" office:value="50.985">
            <text:p>50,985</text:p>
          </table:table-cell>
          <table:table-cell table:formula="of:=[.F4]/[.D9]*100" office:value-type="float" office:value="17.1695571645058">
            <text:p>17,1695571645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0.8">
            <text:p>50,8</text:p>
          </table:table-cell>
          <table:table-cell office:value-type="float" office:value="2.46">
            <text:p>2,46</text:p>
          </table:table-cell>
          <table:table-cell table:formula="of:=[.B5]-[.C5]" office:value-type="float" office:value="48.34">
            <text:p>48,34</text:p>
          </table:table-cell>
          <table:table-cell table:formula="of:=[.D5]/[.D9]*100" office:value-type="float" office:value="16.2788348206769">
            <text:p>16,2788348207</text:p>
          </table:table-cell>
          <table:table-cell table:formula="of:=[.F4]-[.D5]" office:value-type="float" office:value="2.64500000000003">
            <text:p>2,645</text:p>
          </table:table-cell>
          <table:table-cell table:formula="of:=[.F5]/[.D9]*100" office:value-type="float" office:value="0.890722343828938">
            <text:p>0,8907223438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.3">
            <text:p>4,3</text:p>
          </table:table-cell>
          <table:table-cell office:value-type="float" office:value="2.875">
            <text:p>2,875</text:p>
          </table:table-cell>
          <table:table-cell table:formula="of:=[.B6]-[.C6]" office:value-type="float" office:value="1.425">
            <text:p>1,425</text:p>
          </table:table-cell>
          <table:table-cell table:formula="of:=[.D6]/[.D9]*100" office:value-type="float" office:value="0.479878767469271">
            <text:p>0,4798787675</text:p>
          </table:table-cell>
          <table:table-cell table:formula="of:=[.F5]-[.D6]" office:value-type="float" office:value="1.22000000000003">
            <text:p>1,22</text:p>
          </table:table-cell>
          <table:table-cell table:formula="of:=[.F6]/[.D9]*100" office:value-type="float" office:value="0.410843576359667">
            <text:p>0,4108435764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.6">
            <text:p>3,6</text:p>
          </table:table-cell>
          <table:table-cell office:value-type="float" office:value="2.73">
            <text:p>2,73</text:p>
          </table:table-cell>
          <table:table-cell table:formula="of:=[.B7]-[.C7]" office:value-type="float" office:value="0.87">
            <text:p>0,87</text:p>
          </table:table-cell>
          <table:table-cell table:formula="of:=[.D7]/[.D9]*100" office:value-type="float" office:value="0.292978615928607">
            <text:p>0,2929786159</text:p>
          </table:table-cell>
          <table:table-cell table:formula="of:=[.F6]-[.D7]" office:value-type="float" office:value="0.350000000000032">
            <text:p>0,35</text:p>
          </table:table-cell>
          <table:table-cell table:formula="of:=[.F7]/[.D9]*100" office:value-type="float" office:value="0.11786496043106">
            <text:p>0,1178649604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office:value-type="float" office:value="3.1">
            <text:p>3,1</text:p>
          </table:table-cell>
          <table:table-cell office:value-type="float" office:value="2.75">
            <text:p>2,75</text:p>
          </table:table-cell>
          <table:table-cell table:formula="of:=[.B8]-[.C8]" office:value-type="float" office:value="0.35">
            <text:p>0,35</text:p>
          </table:table-cell>
          <table:table-cell table:formula="of:=[.D8]/[.D9]*100" office:value-type="float" office:value="0.117864960431049">
            <text:p>0,1178649604</text:p>
          </table:table-cell>
          <table:table-cell table:formula="of:=[.F7]-[.D8]" office:value-type="float" office:value="0.0000000000000315303338993544">
            <text:p>3,15303338993544E-014</text:p>
          </table:table-cell>
          <table:table-cell table:formula="of:=[.F8]/[.D9]*100" office:value-type="float" office:value="0.0000000000000106180615926434">
            <text:p>1,06180615926434E-01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OTALE</text:p>
          </table:table-cell>
          <table:table-cell table:number-columns-repeated="2"/>
          <table:table-cell table:formula="of:=SUM([.D2:.D8])" office:value-type="float" office:value="296.95">
            <text:p>296,95</text:p>
          </table:table-cell>
          <table:table-cell table:formula="of:=SUM([.E2:.E8])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Foglio1.H32" table:end-x="1.119cm" table:end-y="0.117cm" draw:z-index="0" draw:style-name="gr1" draw:text-style-name="P1" svg:width="16.011cm" svg:height="8.991cm" svg:x="0.528cm" svg:y="0.015cm">
              <draw:object draw:notify-on-update-of-ranges="Foglio1.A2:Foglio1.A7 Foglio1.G2:Foglio1.G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bbia 105-210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22" table:default-cell-style-name="Excel_20_Built-in_20_Normal"/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>
            <text:p>Diametro(µm)</text:p>
          </table:table-cell>
          <table:table-cell table:style-name="ce7" office:value-type="string">
            <text:p>Passante %</text:p>
          </table:table-cell>
          <table:table-cell table:number-columns-repeated="1022"/>
        </table:table-row>
        <table:table-row table:style-name="ro2">
          <table:table-cell table:style-name="ce6" office:value-type="float" office:value="300">
            <text:p>300</text:p>
          </table:table-cell>
          <table:table-cell table:style-name="ce6">
            <draw:frame table:end-cell-address="'Sabbia 105-210'.B10" table:end-x="2.202cm" table:end-y="0.027cm" draw:z-index="0" draw:name="Immagini 1" draw:style-name="gr2" draw:text-style-name="P1" svg:width="1.701cm" svg:height="2.963cm" svg:x="0.501cm" svg:y="0.027cm">
              <draw:image xlink:href="Pictures/20000016000006A600000B94EA2BAACE.svm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style-name="ce6" office:value-type="float" office:value="250">
            <text:p>250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6" office:value-type="float" office:value="212">
            <text:p>212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6"/>
          <table:table-cell/>
          <table:table-cell table:style-name="ce1"/>
          <table:table-cell table:number-columns-repeated="1020"/>
        </table:table-row>
        <table:table-row table:style-name="ro2">
          <table:table-cell table:style-name="ce6" office:value-type="float" office:value="80">
            <text:p>80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ce6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frame table:end-cell-address="'Sabbia 105-210'.I33" table:end-x="0.17cm" table:end-y="0.103cm" draw:z-index="1" draw:style-name="gr1" draw:text-style-name="P1" svg:width="16.011cm" svg:height="8.991cm" svg:x="0.001cm" svg:y="0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ella3" table:target-range-address="'Sabbia 105-210'.A3:'Sabbia 105-210'.B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0.12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bbia_20_vagliata_20_0-4_20_naturale" style:display-name="PageStyle_Sabbia vagliata 0-4 natura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0:12:07.67</dc:date>
    <meta:document-statistic meta:table-count="2" meta:cell-count="67" meta:object-count="3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2cm" xlink:href=".." xlink:type="simple" chart:class="chart:scatter" chart:style-name="ch1">
        <chart:title svg:x="6.269cm" svg:y="0.315cm" chart:style-name="ch2">
          <text:p>SABBIA 105-210</text:p>
        </chart:title>
        <chart:legend chart:legend-position="end" svg:x="13.054cm" svg:y="4.184cm" style:legend-expansion="custom" chartooo:width="2.748cm" chartooo:height="0.624cm" style:legend-expansion-aspect-ratio="4.40384615384615" chart:style-name="ch3"/>
        <chart:plot-area chart:style-name="ch4" table:cell-range-address="Foglio1.A2:Foglio1.A7 Foglio1.G2:Foglio1.G8" svg:x="1.358cm" svg:y="1.631cm" svg:width="11.056cm" svg:height="6.174cm">
          <chartooo:coordinate-region svg:x="2.165cm" svg:y="1.843cm" svg:width="9.969cm" svg:height="5.289cm"/>
          <chart:axis chart:dimension="x" chart:name="primary-x" chart:style-name="ch5">
            <chart:title svg:x="5.77cm" svg:y="7.985cm" chart:style-name="ch6">
              <text:p>Diametro (µm)</text:p>
            </chart:title>
          </chart:axis>
          <chart:axis chart:dimension="y" chart:name="primary-y" chart:style-name="ch5">
            <chart:title svg:x="0.451cm" svg:y="5.767cm" chart:style-name="ch7">
              <text:p>Passante (%)</text:p>
            </chart:title>
            <chart:grid chart:style-name="ch8" chart:class="major"/>
          </chart:axis>
          <chart:series chart:style-name="ch9" chart:values-cell-range-address="Foglio1.G2:Foglio1.G8" chart:class="chart:scatter">
            <chart:domain table:cell-range-address="Foglio1.A2:Foglio1.A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Foglio1.A2:Foglio1.A7</svg:desc>
                </draw:g>
              </table:table-cell>
              <table:table-cell office:value-type="float" office:value="96.6997811079306">
                <text:p>96.6997811079306</text:p>
                <draw:g>
                  <svg:desc>Foglio1.G2:Foglio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2.0609530223944">
                <text:p>42.060953022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  <table:table-cell office:value-type="float" office:value="17.1695571645058">
                <text:p>17.1695571645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890722343828938">
                <text:p>0.890722343828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410843576359667">
                <text:p>0.410843576359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0.11786496043106">
                <text:p>0.11786496043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106180615926434">
                <text:p>0.0000000000000106180615926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2cm" xlink:href="." xlink:type="simple" chart:class="chart:scatter" chart:style-name="ch1">
        <chart:title svg:x="6.269cm" svg:y="0.315cm" chart:style-name="ch2">
          <text:p>SABBIA 105-210</text:p>
        </chart:title>
        <chart:legend svg:x="0cm" svg:y="0cm" style:legend-expansion="custom" chartooo:width="2.748cm" chartooo:height="0.624cm" style:legend-expansion-aspect-ratio="4.40384615384615" chart:style-name="ch3"/>
        <chart:plot-area chart:style-name="ch4" chart:data-source-has-labels="both" svg:x="1.358cm" svg:y="1.631cm" svg:width="14.014cm" svg:height="6.174cm">
          <chartooo:coordinate-region svg:x="2.165cm" svg:y="1.843cm" svg:width="12.927cm" svg:height="5.289cm"/>
          <chart:axis chart:dimension="x" chart:name="primary-x" chart:style-name="ch5" chartooo:axis-type="auto">
            <chart:title svg:x="7.249cm" svg:y="7.985cm" chart:style-name="ch6">
              <text:p>Diametro (µm)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767cm" chart:style-name="ch7">
              <text:p>Passante (%)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</table:table-cell>
              <table:table-cell office:value-type="float" office:value="96.6997811079306">
                <text:p>96.69978110793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2.0609530223944">
                <text:p>42.060953022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  <table:table-cell office:value-type="float" office:value="17.1695571645058">
                <text:p>17.1695571645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890722343828938">
                <text:p>0.890722343828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410843576359667">
                <text:p>0.410843576359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0.11786496043106">
                <text:p>0.11786496043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106180615926434">
                <text:p>0.0000000000000106180615926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